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OLIS GRANADOS, JOSE ELM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OLIS GRANADOS, JOSE ELM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7550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OLIS GRANADOS, VICTOR WILD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755545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18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